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f36" officeooo:paragraph-rsid="00109f36"/>
    </style:style>
    <style:style style:name="P2" style:family="paragraph" style:parent-style-name="Standard">
      <style:text-properties fo:font-weight="bold" officeooo:rsid="00109f36" officeooo:paragraph-rsid="00109f36" style:font-weight-asian="bold" style:font-weight-complex="bold"/>
    </style:style>
    <style:style style:name="P3" style:family="paragraph" style:parent-style-name="Standard">
      <style:text-properties fo:font-weight="normal" officeooo:rsid="00109f36" officeooo:paragraph-rsid="00109f36" style:font-weight-asian="normal" style:font-weight-complex="normal"/>
    </style:style>
    <style:style style:name="P4" style:family="paragraph" style:parent-style-name="Standard">
      <style:text-properties fo:font-weight="normal" officeooo:rsid="00162822" officeooo:paragraph-rsid="00162822" style:font-weight-asian="normal" style:font-weight-complex="normal"/>
    </style:style>
    <style:style style:name="T1" style:family="text">
      <style:text-properties officeooo:rsid="0012c081"/>
    </style:style>
    <style:style style:name="T2" style:family="text">
      <style:text-properties officeooo:rsid="0013ca36"/>
    </style:style>
    <style:style style:name="T3" style:family="text">
      <style:text-properties officeooo:rsid="00162822"/>
    </style:style>
    <style:style style:name="T4" style:family="text">
      <style:text-properties officeooo:rsid="00109f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bjørn Drøsshaug</text:p>
      <text:p text:style-name="P1">Individual Reflection Week 1.</text:p>
      <text:p text:style-name="P1"/>
      <text:p text:style-name="P2">What do I want to learn or understand better?</text:p>
      <text:p text:style-name="P3">We have been introduced to the SCRUM <text:span text:style-name="T3">concept, and tried applying it in </text:span>a LEGO exercise (<text:span text:style-name="T3">Unfortunately </text:span>I had to leave early because of overlapping lectures). I would like to learn more about the SCRUM process and how it <text:span text:style-name="T2">is applied efficiently in a real scenario</text:span>. I would also like to <text:span text:style-name="T2">familiarize myself with the software environment we’re going to be working in, specifically Android Studio and git since Android studio is completely new to me, and I have basic knowledge of git that I need to refresh.</text:span></text:p>
      <text:p text:style-name="P3"/>
      <text:p text:style-name="P2">How can I help someone else, or the entire team, to learn something new?</text:p>
      <text:p text:style-name="P4">Right now, we have just formed a group, so at the moment I will be attending lectures and exercises so I pick up new knowledge, which might help us as a team in the future. <text:span text:style-name="T4">I can </text:span>also <text:span text:style-name="T4">relay information from lectures others might have missed out on, which might provide insight beyond what is obvious from the slides </text:span>on <text:span text:style-name="T4">the course page.</text:span></text:p>
      <text:p text:style-name="P4"/>
      <text:p text:style-name="P2">What is my contribution towards the team’s application of Scrum?</text:p>
      <text:p text:style-name="P3">We have just now formed the team, and <text:span text:style-name="T3">have not </text:span>really gotten going properly so this is not very applicable at the current time. I would like to understand <text:span text:style-name="T3">the </text:span>SCRUM <text:span text:style-name="T3">process </text:span>better and make sure that we trust the process as we go along as it is supposed to be a self-correcting iterative procedure from my understanding.</text:p>
      <text:p text:style-name="P3"/>
      <text:p text:style-name="P2">What is my contribution towards the team’s deliveries?</text:p>
      <text:p text:style-name="P3">Since we have just now started the course, my contribution is attaining knowledge we can use in the future for <text:span text:style-name="T1">developing </text:span>our product. So right now I <text:span text:style-name="T1">a</text:span>m attending <text:span text:style-name="T1">l</text:span>ectures, exercises, and read material <text:span text:style-name="T1">from</text:span> the course page such as applications of SCRUM, how to form a social contract and Scrum and XP from the trenches <text:span text:style-name="T1">— </text:span>to get a better understanding of what we are supposed to be doing in the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9:40:44.724000000</meta:creation-date>
    <dc:date>2018-10-01T09:00:05.910000000</dc:date>
    <meta:editing-duration>PT35M40S</meta:editing-duration>
    <meta:editing-cycles>6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0" meta:word-count="328" meta:character-count="1838" meta:non-whitespace-character-count="1519"/>
  </office:meta>
</office:document-meta>
</file>